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Ubuntu Mono" officeooo:rsid="0001a5c0" officeooo:paragraph-rsid="0001a5c0"/>
    </style:style>
    <style:style style:name="P2" style:family="paragraph" style:parent-style-name="Standard">
      <style:text-properties style:font-name="Ubuntu Mono" fo:font-style="italic" officeooo:rsid="0001a5c0" officeooo:paragraph-rsid="0001a5c0" style:font-style-asian="italic" style:font-style-complex="italic"/>
    </style:style>
    <style:style style:name="P3" style:family="paragraph" style:parent-style-name="Standard">
      <style:text-properties style:font-name="Ubuntu Mono" style:text-underline-style="solid" style:text-underline-width="auto" style:text-underline-color="font-color" fo:font-weight="bold" officeooo:rsid="0001a5c0" officeooo:paragraph-rsid="0001a5c0" style:font-weight-asian="bold" style:font-weight-complex="bold"/>
    </style:style>
    <style:style style:name="P4" style:family="paragraph" style:parent-style-name="Standard">
      <style:text-properties style:font-name="Ubuntu Mono" style:text-underline-style="solid" style:text-underline-width="auto" style:text-underline-color="font-color" fo:font-weight="bold" officeooo:rsid="0001a5c0" officeooo:paragraph-rsid="000d27d4" style:font-weight-asian="bold" style:font-weight-complex="bold"/>
    </style:style>
    <style:style style:name="P5" style:family="paragraph" style:parent-style-name="Standard">
      <style:text-properties style:font-name="Ubuntu Mono" style:text-underline-style="solid" style:text-underline-width="auto" style:text-underline-color="font-color" fo:font-weight="bold" officeooo:rsid="0003489e" officeooo:paragraph-rsid="0003489e" style:font-weight-asian="bold" style:font-weight-complex="bold"/>
    </style:style>
    <style:style style:name="P6" style:family="paragraph" style:parent-style-name="Standard">
      <style:text-properties style:font-name="Ubuntu Mono" style:text-underline-style="solid" style:text-underline-width="auto" style:text-underline-color="font-color" fo:font-weight="bold" officeooo:rsid="0004c620" officeooo:paragraph-rsid="0004c620" style:font-weight-asian="bold" style:font-weight-complex="bold"/>
    </style:style>
    <style:style style:name="P7" style:family="paragraph" style:parent-style-name="Standard">
      <style:text-properties style:font-name="Ubuntu Mono" style:text-underline-style="solid" style:text-underline-width="auto" style:text-underline-color="font-color" fo:font-weight="bold" officeooo:rsid="000554b0" officeooo:paragraph-rsid="000554b0" style:font-weight-asian="bold" style:font-weight-complex="bold"/>
    </style:style>
    <style:style style:name="P8" style:family="paragraph" style:parent-style-name="Standard">
      <style:text-properties style:font-name="Ubuntu Mono" style:text-underline-style="solid" style:text-underline-width="auto" style:text-underline-color="font-color" fo:font-weight="bold" officeooo:rsid="000554b0" officeooo:paragraph-rsid="000be805" style:font-weight-asian="bold" style:font-weight-complex="bold"/>
    </style:style>
    <style:style style:name="P9" style:family="paragraph" style:parent-style-name="Standard">
      <style:paragraph-properties>
        <style:tab-stops>
          <style:tab-stop style:position="2.6945in"/>
          <style:tab-stop style:position="2.7898in"/>
        </style:tab-stops>
      </style:paragraph-properties>
      <style:text-properties style:font-name="Ubuntu Mono" style:text-underline-style="solid" style:text-underline-width="auto" style:text-underline-color="font-color" fo:font-weight="bold" officeooo:rsid="000554b0" officeooo:paragraph-rsid="000d27d4" style:font-weight-asian="bold" style:font-weight-complex="bold"/>
    </style:style>
    <style:style style:name="P10" style:family="paragraph" style:parent-style-name="Standard">
      <style:text-properties style:font-name="Ubuntu Mono" style:text-underline-style="solid" style:text-underline-width="auto" style:text-underline-color="font-color" fo:font-weight="normal" officeooo:rsid="000554b0" officeooo:paragraph-rsid="000554b0" style:font-weight-asian="normal" style:font-weight-complex="normal"/>
    </style:style>
    <style:style style:name="P11" style:family="paragraph" style:parent-style-name="Standard">
      <style:text-properties style:font-name="Ubuntu Mono" style:text-underline-style="solid" style:text-underline-width="auto" style:text-underline-color="font-color" fo:font-weight="normal" officeooo:rsid="0003489e" officeooo:paragraph-rsid="0003489e" style:font-weight-asian="normal" style:font-weight-complex="normal"/>
    </style:style>
    <style:style style:name="P12" style:family="paragraph" style:parent-style-name="Standard">
      <style:text-properties style:font-name="Ubuntu Mono" style:text-underline-style="solid" style:text-underline-width="auto" style:text-underline-color="font-color" fo:font-weight="normal" officeooo:rsid="000e8938" officeooo:paragraph-rsid="000e8938" style:font-weight-asian="normal" style:font-weight-complex="normal"/>
    </style:style>
    <style:style style:name="P13" style:family="paragraph" style:parent-style-name="Standard">
      <style:text-properties style:font-name="Ubuntu Mono" style:text-underline-style="none" fo:font-weight="normal" officeooo:rsid="000554b0" officeooo:paragraph-rsid="000554b0" style:font-weight-asian="normal" style:font-weight-complex="normal"/>
    </style:style>
    <style:style style:name="P14" style:family="paragraph" style:parent-style-name="Standard">
      <style:text-properties style:font-name="Ubuntu Mono" style:text-underline-style="none" fo:font-weight="normal" officeooo:rsid="000554b0" officeooo:paragraph-rsid="00078ca6" style:font-weight-asian="normal" style:font-weight-complex="normal"/>
    </style:style>
    <style:style style:name="P15" style:family="paragraph" style:parent-style-name="Standard">
      <style:paragraph-properties>
        <style:tab-stops>
          <style:tab-stop style:position="2.6945in"/>
          <style:tab-stop style:position="2.7898in"/>
        </style:tab-stops>
      </style:paragraph-properties>
      <style:text-properties style:font-name="Ubuntu Mono" style:text-underline-style="none" fo:font-weight="normal" officeooo:rsid="000be805" officeooo:paragraph-rsid="000be805" style:font-weight-asian="normal" style:font-weight-complex="normal"/>
    </style:style>
    <style:style style:name="P16" style:family="paragraph" style:parent-style-name="Standard">
      <style:paragraph-properties>
        <style:tab-stops>
          <style:tab-stop style:position="2.6945in"/>
          <style:tab-stop style:position="2.7898in"/>
        </style:tab-stops>
      </style:paragraph-properties>
      <style:text-properties style:font-name="Ubuntu Mono" style:text-underline-style="none" fo:font-weight="normal" officeooo:rsid="000d27d4" officeooo:paragraph-rsid="000d27d4" style:font-weight-asian="normal" style:font-weight-complex="normal"/>
    </style:style>
    <style:style style:name="P17" style:family="paragraph" style:parent-style-name="Standard">
      <style:paragraph-properties>
        <style:tab-stops>
          <style:tab-stop style:position="2.6945in"/>
          <style:tab-stop style:position="2.7898in"/>
        </style:tab-stops>
      </style:paragraph-properties>
      <style:text-properties style:font-name="Ubuntu Mono" fo:font-weight="bold" officeooo:paragraph-rsid="000d27d4"/>
    </style:style>
    <style:style style:name="P18" style:family="paragraph" style:parent-style-name="Standard">
      <style:text-properties style:font-name="Ubuntu Mono" fo:font-weight="normal" officeooo:paragraph-rsid="0004c620" style:font-weight-asian="normal" style:font-weight-complex="normal"/>
    </style:style>
    <style:style style:name="P19" style:family="paragraph" style:parent-style-name="Standard">
      <style:paragraph-properties>
        <style:tab-stops>
          <style:tab-stop style:position="2.6945in"/>
          <style:tab-stop style:position="2.7898in"/>
        </style:tab-stops>
      </style:paragraph-properties>
      <style:text-properties style:text-line-through-style="none" style:text-line-through-type="none" style:font-name="Ubuntu Mono" style:text-underline-style="solid" style:text-underline-width="auto" style:text-underline-color="font-color" fo:font-weight="bold" officeooo:rsid="0001a5c0" officeooo:paragraph-rsid="000d27d4" style:font-weight-asian="bold" style:font-weight-complex="bold"/>
    </style:style>
    <style:style style:name="P20" style:family="paragraph" style:parent-style-name="Standard">
      <style:paragraph-properties>
        <style:tab-stops>
          <style:tab-stop style:position="2.6945in"/>
          <style:tab-stop style:position="2.7898in"/>
        </style:tab-stops>
      </style:paragraph-properties>
      <style:text-properties style:text-line-through-style="none" style:text-line-through-type="none" style:font-name="Ubuntu Mono" style:text-underline-style="none" fo:font-weight="bold" officeooo:rsid="000554b0" officeooo:paragraph-rsid="000d27d4" style:font-weight-asian="bold" style:font-weight-complex="bold"/>
    </style:style>
    <style:style style:name="T1" style:family="text">
      <style:text-properties fo:font-size="18pt" style:text-underline-style="none" fo:font-weight="bold" style:font-size-asian="18pt" style:font-weight-asian="bold" style:font-size-complex="18pt" style:font-weight-complex="bold"/>
    </style:style>
    <style:style style:name="T2" style:family="text">
      <style:text-properties style:text-underline-style="none"/>
    </style:style>
    <style:style style:name="T3" style:family="text">
      <style:text-properties style:text-underline-style="none" officeooo:rsid="0004c620"/>
    </style:style>
    <style:style style:name="T4" style:family="text">
      <style:text-properties style:text-underline-style="none" officeooo:rsid="0003489e"/>
    </style:style>
    <style:style style:name="T5" style:family="text">
      <style:text-properties style:text-underline-style="none" officeooo:rsid="000df389"/>
    </style:style>
    <style:style style:name="T6" style:family="text">
      <style:text-properties style:text-underline-style="none" officeooo:rsid="000fa41d"/>
    </style:style>
    <style:style style:name="T7" style:family="text">
      <style:text-properties officeooo:rsid="0004c620"/>
    </style:style>
    <style:style style:name="T8" style:family="text">
      <style:text-properties fo:color="#98c379" style:font-name="Droid Sans Mono" fo:font-size="10.6000003814697pt" style:text-underline-style="none" fo:background-color="#282c34" loext:char-shading-value="0"/>
    </style:style>
    <style:style style:name="T9" style:family="text">
      <style:text-properties fo:color="#d19a66" style:font-name="Droid Sans Mono" fo:font-size="10.6000003814697pt" style:text-underline-style="none" fo:background-color="#282c34" loext:char-shading-value="0"/>
    </style:style>
    <style:style style:name="T10" style:family="text">
      <style:text-properties fo:color="#abb2bf" style:font-name="Droid Sans Mono" fo:font-size="10.6000003814697pt" style:text-underline-style="none" fo:background-color="#282c34" loext:char-shading-value="0"/>
    </style:style>
    <style:style style:name="T11" style:family="text">
      <style:text-properties fo:color="#56b6c2" style:font-name="Droid Sans Mono" fo:font-size="10.6000003814697pt" style:text-underline-style="none" fo:background-color="#282c34" loext:char-shading-value="0"/>
    </style:style>
    <style:style style:name="T12" style:family="text">
      <style:text-properties officeooo:rsid="00078ca6"/>
    </style:style>
    <style:style style:name="T13" style:family="text">
      <style:text-properties officeooo:rsid="00092c3c"/>
    </style:style>
    <style:style style:name="T14" style:family="text">
      <style:text-properties officeooo:rsid="0009ac2c"/>
    </style:style>
    <style:style style:name="T15" style:family="text">
      <style:text-properties officeooo:rsid="000d27d4"/>
    </style:style>
    <style:style style:name="T16" style:family="text">
      <style:text-properties style:text-line-through-style="none" style:text-line-through-type="none" style:text-underline-style="none" officeooo:rsid="000554b0" style:font-weight-asian="bold" style:font-weight-complex="bold"/>
    </style:style>
    <style:style style:name="T17" style:family="text">
      <style:text-properties style:text-line-through-style="none" style:text-line-through-type="none" style:text-underline-style="none" officeooo:rsid="000d27d4" style:font-weight-asian="bold" style:font-weight-complex="bold"/>
    </style:style>
    <style:style style:name="T18" style:family="text">
      <style:text-properties style:text-line-through-style="none" style:text-line-through-type="none" style:text-underline-style="none" officeooo:rsid="000d6591"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YO<text:tab/><text:tab/><text:tab/><text:tab/><text:tab/><text:tab/><text:tab/><text:tab/><text:tab/><text:tab/>Samedi , 26 / 10 / 2019</text:p>
      <text:p text:style-name="P2">Jordy Riguel</text:p>
      <text:p text:style-name="P2">La Sentence</text:p>
      <text:p text:style-name="P2">LIR – IUTFV</text:p>
      <text:p text:style-name="P2"/>
      <text:p text:style-name="P1"><text:tab/></text:p>
      <text:p text:style-name="P1"><text:tab/><text:tab/></text:p>
      <text:p text:style-name="P1"><text:tab/><text:tab/><text:tab/><text:tab/><text:span text:style-name="T1">ADMINISTRATION SYSTEMES</text:span></text:p>
      <text:p text:style-name="P1"/>
      <text:p text:style-name="P1"/>
      <text:p text:style-name="P1"/>
      <text:p text:style-name="P1"/>
      <text:p text:style-name="P3">TP 1 :<text:span text:style-name="T2"> <text:s/>Systeme de Monitoring <text:s/>Moniotring fait Python3</text:span></text:p>
      <text:p text:style-name="P3"><text:span text:style-name="T2"/></text:p>
      <text:p text:style-name="P3"><text:span text:style-name="T2"/></text:p>
      <text:p text:style-name="P3"><text:span text:style-name="T2"/></text:p>
      <text:p text:style-name="P3"><text:span text:style-name="T2"/></text:p>
      <text:p text:style-name="P5"><text:span text:style-name="T7">1 <text:s/></text:span>INTODUCTION</text:p>
      <text:p text:style-name="P5"><text:span text:style-name="T2"/></text:p>
      <text:p text:style-name="P5"><text:span text:style-name="T2"/></text:p>
      <text:p text:style-name="P11"><text:span text:style-name="T2"><text:tab/>Le Monitoring est un processus qui permet de verifier de facon permanente l’etat(de securite) d’une machine ou d’un Agent dans le reseau.</text:span></text:p>
      <text:p text:style-name="P5"><text:span text:style-name="T2"/></text:p>
      <text:p text:style-name="P5"><text:span text:style-name="T2"/></text:p>
      <text:p text:style-name="P5"><text:span text:style-name="T2"/></text:p>
      <text:p text:style-name="P6">2 Synthese du Projet</text:p>
      <text:p text:style-name="P6"><text:span text:style-name="T2"/></text:p>
      <text:p text:style-name="P18"><text:span text:style-name="T3"><text:tab/>L’enjeu du TP est de pouvoir realiser le monitoring de plusieurs capteur du systeme appele “sensors”. Le systeme est constitue d’un Serveur (host) et de plusieurs clients appele ou capteurs(sensors) identifier par un unique identifiant qui est son adresse IP(Internet Protocol), qui accedent tous a une meme ressource web </text:span><text:span text:style-name="T8">http://</text:span><text:span text:style-name="T9">%s</text:span><text:span text:style-name="T8">:</text:span><text:span text:style-name="T9">%s</text:span><text:span text:style-name="T8">/xmlrpc/"</text:span><text:span text:style-name="T10"> </text:span><text:span text:style-name="T11">%</text:span><text:span text:style-name="T10"> (host, </text:span><text:span text:style-name="T11">str</text:span><text:span text:style-name="T10">(port)</text:span></text:p>
      <text:p text:style-name="P18"><text:span text:style-name="T3">deployer par un serveur cherrypy.</text:span></text:p>
      <text:p text:style-name="P18"><text:span text:style-name="T3"/></text:p>
      <text:p text:style-name="P10"><text:span text:style-name="T2">L ‘objectif ultime etant de pouvoir verifier l’etat de sante de chaque sensor sur le reseau et ensuite d’envoyer une alert(porter une exception) au serveur si le Monitor_daemon rencontre un soucis</text:span><text:span text:style-name="T4">.</text:span></text:p>
      <text:p text:style-name="P10"><text:span text:style-name="T4"/></text:p>
      <text:p text:style-name="P10"><text:span text:style-name="T4">C</text:span><text:span text:style-name="T2">haque etat de systeme, configuration, tache a operer(probescheduler et monitor scheduler), insertion doit etre ensuite sauveguarder dans un base de donnees sqlite3.</text:span></text:p>
      <text:p text:style-name="P7"><text:span text:style-name="T2"/></text:p>
      <text:p text:style-name="P7"><text:span text:style-name="T2"/></text:p>
      <text:p text:style-name="P3"/>
      <text:p text:style-name="P7">3 Analyse technique et Implementations</text:p>
      <text:p text:style-name="P7"/>
      <text:p text:style-name="P13"><text:tab/>Au niveau de l’implementation technique s’est effectue en plusieurs etapes a savoir , </text:p>
      <text:p text:style-name="P13">- la modelisation suivi de la creation de la base de donnee</text:p>
      <text:p text:style-name="P13"/>
      <text:p text:style-name="P14">- <text:span text:style-name="T12">support python(mettre en place le code xmlRPC et cherryPy) pour pouvoir faire communique les elements du reseau et deployer le serveur web</text:span></text:p>
      <text:p text:style-name="P14"/>
      <text:p text:style-name="P14">- <text:span text:style-name="T12">Les process serveur consistent tout simplement a pouvoir sauveguarder toute les</text:span></text:p>
      <text:p text:style-name="P14"><text:span text:style-name="T12"><text:s/><text:tab/>nouvelles configuration systemes(ie nombre de sensor par exemple, ip etc…)</text:span></text:p>
      <text:p text:style-name="P14"/>
      <text:p text:style-name="P13"><text:soft-page-break/>- <text:span text:style-name="T12">Code python permetant de donner les authorisation au serveur de lire les ressources system(probeE_Reading)</text:span></text:p>
      <text:p text:style-name="P13"/>
      <text:p text:style-name="P13">- <text:span text:style-name="T12">soumettre les nouvelles configuration issue de la Base de Donne (SELECT Hostparams)</text:span></text:p>
      <text:p text:style-name="P13"/>
      <text:p text:style-name="P13">- <text:span text:style-name="T13">Envoie de nouveau code (self.cm.sensor.source_dir) pour lire les ressource</text:span></text:p>
      <text:p text:style-name="P13"/>
      <text:p text:style-name="P13">– <text:span text:style-name="T13">checking de la sante du serveur(Host)</text:span></text:p>
      <text:p text:style-name="P13"/>
      <text:p text:style-name="P13">- <text:span text:style-name="T13">Scheduler toutes les taches qui doivent etre lancer grace au probescheduler</text:span></text:p>
      <text:p text:style-name="P13"/>
      <text:p text:style-name="P13">- <text:span text:style-name="T13">Lancer Multiple process grace au multithreading et multiprocessing</text:span></text:p>
      <text:p text:style-name="P13"/>
      <text:p text:style-name="P13">- <text:span text:style-name="T13">implementation des classes d’extension (clocktimer, ticket_scheduler, )</text:span></text:p>
      <text:p text:style-name="P13"/>
      <text:p text:style-name="P13">- <text:span text:style-name="T13">lancer les methodes a des intervalle egale de temps</text:span></text:p>
      <text:p text:style-name="P13"/>
      <text:p text:style-name="P13">- <text:span text:style-name="T14">utilisation des classes</text:span></text:p>
      <text:p text:style-name="P13"/>
      <text:p text:style-name="P13"/>
      <text:p text:style-name="P13"/>
      <text:p text:style-name="P8"><text:span text:style-name="T15">4</text:span> Implementations</text:p>
      <text:p text:style-name="P8"/>
      <text:p text:style-name="P15">le TP a ete implementer em plusieurs fichier</text:p>
      <text:p text:style-name="P15">* currentTime.py (prise du temps reel )</text:p>
      <text:p text:style-name="P15"/>
      <text:p text:style-name="P15">* monitor_cli.py (execution des commandes cote client avec xmrpclib)</text:p>
      <text:p text:style-name="P15"/>
      <text:p text:style-name="P15">* monitor_daemon.py (lancement du programme Root(\) xml)</text:p>
      <text:p text:style-name="P15"/>
      <text:p text:style-name="P15">* monitorLib.py (fichier contenant les classes scheduler et ticketscheduler pour lire la BD sqlite)</text:p>
      <text:p text:style-name="P15"/>
      <text:p text:style-name="P15">* monitor_db_init.db (fichier sqlite)</text:p>
      <text:p text:style-name="P15"/>
      <text:p text:style-name="P15"/>
      <text:p text:style-name="P9"/>
      <text:p text:style-name="P9"><text:span text:style-name="T15">5</text:span> <text:span text:style-name="T15">Problemes rencontres</text:span></text:p>
      <text:p text:style-name="P9"/>
      <text:p text:style-name="P17"><text:span text:style-name="T16"><text:s text:c="2"/></text:span><text:span text:style-name="T17">Le veritable problemes rencontre durant ce projet est le versionning des bibliotheques python de 2.0 a 3.7.3 , Pour palier a cela nous avons creer un environnement python 2.7 qui est l’une des derniere version de python disponible encore en ligne mais dont les packages de certaines bibliotheque n’exhistent plus ou ont ete update, du coup certaines methodes tels que (from cherrypy import _cptools, from ConfigParser import SafeConfigParser). </text:span><text:span text:style-name="T18">Afin de mieux comprendre cette notion au mieux nous avons juger necessaire de refaire le TP de facon plus ameliorer avec python3 et ses bibliotheques disponible.</text:span></text:p>
      <text:p text:style-name="P20"/>
      <text:p text:style-name="P20"/>
      <text:p text:style-name="P20"/>
      <text:p text:style-name="P20"/>
      <text:p text:style-name="P20"/>
      <text:p text:style-name="P20"/>
      <text:p text:style-name="P20"/>
      <text:p text:style-name="P4"><text:soft-page-break/>TP 1 :<text:span text:style-name="T2"> <text:s/>Systeme de Monitoring <text:s/>Moniotring fait Python3 </text:span><text:span text:style-name="T5">d’un client via socket.scoket et putils(version moderne de _cptools)</text:span></text:p>
      <text:p text:style-name="P4"><text:span text:style-name="T5"/></text:p>
      <text:p text:style-name="P4"><text:span text:style-name="T5"/></text:p>
      <text:p text:style-name="P4"><text:span text:style-name="T5"/></text:p>
      <text:p text:style-name="P12"><text:span text:style-name="T5">P</text:span><text:span text:style-name="T2">our le faire nous avons creer deux dossier (Agent et Host).</text:span></text:p>
      <text:p text:style-name="P12"><text:span text:style-name="T2"/></text:p>
      <text:p text:style-name="P12"><text:span text:style-name="T2">- Le Dossier host contient les fichier dedie au serveur(config) a savoir sever.py permetant d’initialiser la communication entre le serveur et les agents</text:span></text:p>
      <text:p text:style-name="P12"><text:span text:style-name="T2"/></text:p>
      <text:p text:style-name="P12"><text:span text:style-name="T2"/></text:p>
      <text:p text:style-name="P12"><text:span text:style-name="T2">- Le Dossier Agent contient les fichiers(client.py, probeReading.py, sendError_byEmail.py)</text:span></text:p>
      <text:p text:style-name="P12"><text:span text:style-name="T2"/></text:p>
      <text:p text:style-name="P12"><text:span text:style-name="T2">* client.py permet de <text:s/>donner les authorisations et initialisation de la communication</text:span></text:p>
      <text:p text:style-name="P12"><text:span text:style-name="T2"/></text:p>
      <text:p text:style-name="P12"><text:span text:style-name="T2">* probeReading.py qui permet de lire les ressources systems (cpu_user, cpu_system, cpu_freq, memoire_ram, sotrage_disk)</text:span></text:p>
      <text:p text:style-name="P12"><text:span text:style-name="T2"/></text:p>
      <text:p text:style-name="P12"><text:span text:style-name="T2">*sendError_byEmail utilise les bibliotheques urlib3, smtplib de python3 pour envoyer une alerte a l’administrateur </text:span><text:span text:style-name="T6">en cas de overlimit ou de surchauffe du processe ou du non respect des conditions definits.</text:span></text:p>
      <text:p text:style-name="P19"><text:span text:style-name="T2"/></text:p>
      <text:p text:style-name="P19"><text:span text:style-name="T2"/></text:p>
      <text:p text:style-name="P19"><text:span text:style-name="T2"/></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6T12:26:17.306157200</meta:creation-date>
    <dc:date>2019-10-26T14:45:18.732207362</dc:date>
    <meta:editing-duration>PT47M12S</meta:editing-duration>
    <meta:editing-cycles>13</meta:editing-cycles>
    <meta:generator>LibreOffice/6.2.7.1$Linux_X86_64 LibreOffice_project/20$Build-1</meta:generator>
    <meta:document-statistic meta:table-count="0" meta:image-count="0" meta:object-count="0" meta:page-count="3" meta:paragraph-count="46" meta:word-count="591" meta:character-count="3996" meta:non-whitespace-character-count="3417"/>
  </office:meta>
</office:document-meta>
</file>